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fill-color="#808080" draw:textarea-horizontal-align="justify" draw:textarea-vertical-align="middle" draw:auto-grow-height="false" fo:min-height="10.218cm" fo:min-width="16.568cm"/>
    </style:style>
    <style:style style:name="gr2" style:family="graphic" style:parent-style-name="standard">
      <style:graphic-properties svg:stroke-color="#111111" draw:fill-color="#009900" draw:textarea-horizontal-align="justify" draw:textarea-vertical-align="middle" draw:auto-grow-height="false" fo:min-height="0.882cm" fo:min-width="0.774cm"/>
    </style:style>
    <style:style style:name="gr3" style:family="graphic" style:parent-style-name="standard">
      <style:graphic-properties svg:stroke-color="#111111" draw:fill-color="#009900" draw:textarea-horizontal-align="justify" draw:textarea-vertical-align="middle" draw:auto-grow-height="false" fo:min-height="0.882cm" fo:min-width="0.914cm"/>
    </style:style>
    <style:style style:name="gr4" style:family="graphic" style:parent-style-name="standard">
      <style:graphic-properties svg:stroke-color="#111111" draw:fill-color="#ff950e" draw:textarea-horizontal-align="justify" draw:textarea-vertical-align="middle" draw:auto-grow-height="false" fo:min-height="0.35cm" fo:min-width="1.1cm"/>
    </style:style>
    <style:style style:name="gr5" style:family="graphic" style:parent-style-name="objectwithoutfill">
      <style:graphic-properties svg:stroke-color="#111111" draw:marker-end="Arrow" draw:marker-end-width="0.3cm" draw:fill="none" draw:fill-color="#ff950e" draw:textarea-vertical-align="middle"/>
    </style:style>
    <style:style style:name="gr6" style:family="graphic" style:parent-style-name="standard">
      <style:graphic-properties svg:stroke-color="#111111" draw:fill-color="#ffd320" draw:textarea-horizontal-align="justify" draw:textarea-vertical-align="middle" draw:auto-grow-height="false" fo:min-height="4.55cm" fo:min-width="4.1cm"/>
    </style:style>
    <style:style style:name="gr7" style:family="graphic" style:parent-style-name="standard">
      <style:graphic-properties svg:stroke-color="#111111" draw:fill-color="#666699" draw:textarea-horizontal-align="justify" draw:textarea-vertical-align="middle" draw:auto-grow-height="false" fo:min-height="4.55cm" fo:min-width="4.1cm"/>
    </style:style>
    <style:style style:name="gr8" style:family="graphic" style:parent-style-name="standard">
      <style:graphic-properties svg:stroke-color="#111111" draw:fill-color="#66cc99" draw:textarea-horizontal-align="justify" draw:textarea-vertical-align="middle" draw:auto-grow-height="false" fo:min-height="4.55cm" fo:min-width="4.1cm"/>
    </style:style>
    <style:style style:name="gr9" style:family="graphic" style:parent-style-name="standard">
      <style:graphic-properties svg:stroke-color="#111111" draw:fill-color="#ff950e" draw:textarea-horizontal-align="justify" draw:textarea-vertical-align="middle" draw:auto-grow-height="false" fo:min-height="1.75cm" fo:min-width="8.3cm"/>
    </style:style>
    <style:style style:name="gr10" style:family="graphic" style:parent-style-name="standard">
      <style:graphic-properties svg:stroke-color="#111111" draw:fill-color="#579d1c" draw:textarea-horizontal-align="justify" draw:textarea-vertical-align="middle" draw:auto-grow-height="false" fo:min-height="1.75cm" fo:min-width="8.3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textarea-horizontal-align="justify" draw:textarea-vertical-align="top" draw:auto-grow-height="false" fo:min-height="4.135cm" fo:min-width="6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56cm"/>
    </style:style>
    <style:style style:name="gr14" style:family="graphic" style:parent-style-name="standard">
      <style:graphic-properties draw:textarea-horizontal-align="justify" draw:textarea-vertical-align="middle" draw:auto-grow-height="false" fo:min-height="4.15cm" fo:min-width="7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5.95cm" fo:min-width="7.7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4.55cm" fo:min-width="6.7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009900"/>
      <style:paragraph-properties fo:text-align="center"/>
    </style:style>
    <style:style style:name="P4" style:family="paragraph">
      <loext:graphic-properties draw:fill-color="#ff950e"/>
      <style:paragraph-properties fo:text-align="center"/>
    </style:style>
    <style:style style:name="P5" style:family="paragraph">
      <loext:graphic-properties draw:fill="none" draw:fill-color="#ff950e"/>
      <style:paragraph-properties fo:text-align="center"/>
    </style:style>
    <style:style style:name="P6" style:family="paragraph">
      <loext:graphic-properties draw:fill-color="#ffd320"/>
      <style:paragraph-properties fo:text-align="center"/>
    </style:style>
    <style:style style:name="P7" style:family="paragraph">
      <loext:graphic-properties draw:fill-color="#666699"/>
      <style:paragraph-properties fo:text-align="center"/>
    </style:style>
    <style:style style:name="P8" style:family="paragraph">
      <loext:graphic-properties draw:fill-color="#66cc99"/>
      <style:paragraph-properties fo:text-align="center"/>
    </style:style>
    <style:style style:name="P9" style:family="paragraph">
      <loext:graphic-properties draw:fill-color="#579d1c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style:paragraph-properties fo:text-align="center"/>
      <style:text-properties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fo:font-weight="bold" style:font-size-asian="13pt" style:font-weight-asian="bold" style:font-size-complex="13pt" style:font-weight-complex="bold"/>
    </style:style>
    <style:style style:name="T6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" style:family="text">
      <style:text-properties fo:font-size="8pt" fo:font-weight="normal" style:font-size-asian="8pt" style:font-weight-asian="normal" style:font-size-complex="8pt" style:font-weight-complex="normal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9pt" style:text-underline-style="none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8.2cm" svg:height="11.6cm" svg:x="5cm" svg:y="4.6cm">
          <text:p text:style-name="P1"><text:span text:style-name="T1">Ecommerce websit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8cm" svg:height="1.6cm" svg:x="17.8cm" svg:y="0.8cm">
          <text:p text:style-name="P1"/>
          <text:p text:style-name="P1"/>
          <text:p text:style-name="P1"/>
          <text:p text:style-name="P1">Franchise/Distributo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3" draw:layer="layout" svg:width="2cm" svg:height="1.6cm" svg:x="7.8cm" svg:y="0.8cm">
          <text:p text:style-name="P1"/>
          <text:p text:style-name="P1"/>
          <text:p text:style-name="P1"/>
          <text:p text:style-name="P1">Customer</text:p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4" draw:layer="layout" svg:width="1.6cm" svg:height="2.4cm" svg:x="20.8cm" svg:y="10cm">
          <text:p text:style-name="P1"><text:span text:style-name="T3">Mysql DB</text:span></text:p>
          <draw:enhanced-geometry svg:viewBox="0 0 88 21600" draw:glue-points="44 ?f6 44 0 0 10800 44 21600 88 10800" draw:text-areas="0 ?f6 88 ?f3" draw:type="can" draw:modifiers="6504.2898792169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5" draw:text-style-name="P5" draw:layer="layout" svg:x1="8.8cm" svg:y1="2.6cm" svg:x2="8.8cm" svg:y2="4.6cm">
          <text:p/>
        </draw:line>
        <draw:line draw:style-name="gr5" draw:text-style-name="P5" draw:layer="layout" svg:x1="18.8cm" svg:y1="2.6cm" svg:x2="18.8cm" svg:y2="4.6cm">
          <text:p/>
        </draw:line>
        <draw:custom-shape draw:style-name="gr6" draw:text-style-name="P6" draw:layer="layout" svg:width="4.6cm" svg:height="4.8cm" svg:x="15.6cm" svg:y="9.8cm">
          <text:p text:style-name="P1"><text:span text:style-name="T4">Product Manag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6cm" svg:height="4.8cm" svg:x="10.4cm" svg:y="9.8cm">
          <text:p text:style-name="P1"><text:span text:style-name="T4">Order Manag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4.6cm" svg:height="4.8cm" svg:x="5.4cm" svg:y="9.8cm">
          <text:p text:style-name="P1"><text:span text:style-name="T4">Delivery Manager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8.8cm" svg:height="2cm" svg:x="4.7cm" svg:y="16.8cm">
          <text:p text:style-name="P1">Backend API Integration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8.8cm" svg:height="2cm" svg:x="14.2cm" svg:y="16.8cm">
          <text:p text:style-name="P1">Offline Integratio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2" draw:text-style-name="P11" xml:id="id3" draw:id="id3" draw:layer="layout" svg:width="6.8cm" svg:height="4.385cm" svg:x="0.8cm" svg:y="0.815cm">
          <text:p text:style-name="P1"><text:span text:style-name="T5">Epic </text:span><text:span text:style-name="T5">Stories/fe</text:span><text:span text:style-name="T5">atures </text:span></text:p>
          <text:p text:style-name="P1"><text:span text:style-name="T5">Listing</text:span></text:p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2.8cm" svg:height="2.591cm" svg:x="0.8cm" svg:y="2.609cm">
          <draw:text-box>
            <text:p text:style-name="P1"><text:span text:style-name="T6">Participant:</text:span></text:p>
            <text:p text:style-name="P12"><text:span text:style-name="T7">Business Team</text:span></text:p>
            <text:p text:style-name="P12"><text:span text:style-name="T7">Project/Delivery Manager</text:span></text:p>
            <text:p text:style-name="P12"><text:span text:style-name="T7">Architects </text:span></text:p>
            <text:p text:style-name="P12"><text:span text:style-name="T7">Dev Lead</text:span></text:p>
            <text:p text:style-name="P12"><text:span text:style-name="T7">QA Lead</text:span></text:p>
          </draw:text-box>
        </draw:frame>
        <draw:custom-shape draw:style-name="gr14" draw:text-style-name="P11" xml:id="id1" draw:id="id1" draw:layer="layout" svg:width="7.8cm" svg:height="4.4cm" svg:x="10cm" svg:y="0.8cm">
          <text:p text:style-name="P11"><text:span text:style-name="T1">User stories writing</text:span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text:p text:style-name="P11"><text:span text:style-name="T8"/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2.991cm" svg:height="1.73cm" svg:x="10.236cm" svg:y="3.2cm">
          <draw:text-box>
            <text:p><text:span text:style-name="T9">Participant:</text:span></text:p>
            <text:p><text:span text:style-name="T10">Architects</text:span></text:p>
            <text:p><text:span text:style-name="T10">Business Contact</text:span></text:p>
            <text:p><text:span text:style-name="T10">Dev Team</text:span></text:p>
          </draw:text-box>
        </draw:frame>
        <draw:custom-shape draw:style-name="gr16" draw:text-style-name="P1" xml:id="id2" draw:id="id2" draw:layer="layout" svg:width="8.2cm" svg:height="6.2cm" svg:x="18.2cm" svg:y="7cm">
          <text:p text:style-name="P1"><text:span text:style-name="T1">Stori</text:span><text:span text:style-name="T1">es </text:span><text:span text:style-name="T1">Deve</text:span><text:span text:style-name="T1">lopm</text:span><text:span text:style-name="T1">ent</text:span></text:p>
          <text:p text:style-name="P1"><text:span text:style-name="T1"><text:s/></text:span><text:span text:style-name="T1">in </text:span><text:span text:style-name="T1">Spri</text:span><text:span text:style-name="T1">nt</text:span></text:p>
          <text:p text:style-name="P1"><text:span text:style-name="T11"/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onnector draw:style-name="gr17" draw:text-style-name="P15" draw:layer="layout" draw:type="curve" svg:x1="17.8cm" svg:y1="3cm" svg:x2="22.3cm" svg:y2="7cm" draw:start-shape="id1" draw:start-glue-point="1" draw:end-shape="id2" svg:d="M17800 3000c3000 0 4500 1333 4500 4000" svg:viewBox="0 0 4501 4001">
          <text:p/>
        </draw:connector>
        <draw:connector draw:style-name="gr17" draw:text-style-name="P15" draw:layer="layout" draw:type="curve" svg:x1="7.6cm" svg:y1="3.007cm" svg:x2="10cm" svg:y2="3cm" draw:start-shape="id3" draw:start-glue-point="1" draw:end-shape="id1" draw:end-glue-point="3" svg:d="M7600 3007c1800 0 600-7 2400-7" svg:viewBox="0 0 2401 8">
          <text:p/>
        </draw:connector>
        <draw:frame draw:style-name="gr15" draw:text-style-name="P14" draw:layer="layout" svg:width="4.088cm" svg:height="1.73cm" svg:x="18.636cm" svg:y="9.6cm">
          <draw:text-box>
            <text:p><text:span text:style-name="T9">Participant:</text:span></text:p>
            <text:p><text:span text:style-name="T10">Architects</text:span></text:p>
            <text:p><text:span text:style-name="T10">Dev Team</text:span></text:p>
            <text:p><text:span text:style-name="T10">Project/Delivery Manager</text:span></text:p>
          </draw:text-box>
        </draw:frame>
        <draw:custom-shape draw:style-name="gr16" draw:text-style-name="P1" xml:id="id4" draw:id="id4" draw:layer="layout" svg:width="8.2cm" svg:height="6.2cm" svg:x="2.6cm" svg:y="7cm">
          <text:p text:style-name="P1"><text:span text:style-name="T1">Demo Application</text:span></text:p>
          <text:p text:style-name="P1"><text:span text:style-name="T11"/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4.191cm" svg:height="2.8cm" svg:x="2.609cm" svg:y="10.8cm">
          <draw:text-box>
            <text:p><text:span text:style-name="T9">Participant:</text:span></text:p>
            <text:p><text:span text:style-name="T12">Business Stakeholders</text:span></text:p>
            <text:p><text:span text:style-name="T12">Project/Delivery Manager</text:span></text:p>
            <text:p><text:span text:style-name="T10">Architects</text:span></text:p>
            <text:p><text:span text:style-name="T10">Dev Team</text:span></text:p>
          </draw:text-box>
        </draw:frame>
        <draw:connector draw:style-name="gr17" draw:text-style-name="P15" draw:layer="layout" draw:type="curve" svg:x1="18.2cm" svg:y1="10.1cm" svg:x2="10.8cm" svg:y2="10.1cm" draw:start-shape="id2" draw:start-glue-point="3" draw:end-shape="id4" draw:end-glue-point="1" svg:d="M18200 10100h-7400" svg:viewBox="0 0 7401 1">
          <text:p/>
        </draw:connector>
        <draw:connector draw:style-name="gr17" draw:text-style-name="P15" draw:layer="layout" draw:type="curve" svg:x1="6.7cm" svg:y1="7cm" svg:x2="22.3cm" svg:y2="7cm" draw:start-shape="id4" draw:start-glue-point="0" draw:end-shape="id2" svg:d="M6700 7000c0-751 15600-751 15600 0" svg:viewBox="0 0 15601 564">
          <text:p/>
        </draw:connector>
        <draw:custom-shape draw:style-name="gr19" draw:text-style-name="P1" xml:id="id5" draw:id="id5" draw:layer="layout" svg:width="7.2cm" svg:height="4.8cm" svg:x="13.2cm" svg:y="15.4cm">
          <text:p text:style-name="P1"><text:span text:style-name="T8">Production </text:span><text:span text:style-name="T8">Move</text:span></text:p>
          <text:p text:style-name="P1"/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frame draw:style-name="gr18" draw:text-style-name="P14" draw:layer="layout" svg:width="4.191cm" svg:height="2.8cm" svg:x="13.209cm" svg:y="17.4cm">
          <draw:text-box>
            <text:p><text:span text:style-name="T9">Participant:</text:span></text:p>
            <text:p><text:span text:style-name="T12">Business Stakeholders</text:span></text:p>
            <text:p><text:span text:style-name="T12">Project/Delivery Manager</text:span></text:p>
            <text:p><text:span text:style-name="T10">Architects</text:span></text:p>
            <text:p><text:span text:style-name="T10">Dev Team</text:span></text:p>
          </draw:text-box>
        </draw:frame>
        <draw:connector draw:style-name="gr17" draw:text-style-name="P15" draw:layer="layout" draw:type="curve" svg:x1="6.7cm" svg:y1="13.2cm" svg:x2="16.8cm" svg:y2="15.4cm" draw:start-shape="id4" draw:start-glue-point="2" draw:end-shape="id5" svg:d="M6700 13200c0 1650 10100 550 10100 2200" svg:viewBox="0 0 10101 2201">
          <text:p/>
        </draw:connector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08T23:01:33.430027761</meta:creation-date>
    <dc:date>2021-03-09T15:54:08.707758699</dc:date>
    <meta:editing-duration>PT35M39S</meta:editing-duration>
    <meta:editing-cycles>6</meta:editing-cycles>
    <meta:generator>LibreOffice/5.1.6.2$Linux_X86_64 LibreOffice_project/10m0$Build-2</meta:generator>
    <meta:document-statistic meta:object-count="51"/>
  </office:meta>
</office:document-meta>
</file>